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Normal">
      <style:paragraph-properties fo:margin-left="-0.0035in" fo:margin-right="0.0083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6"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c014f" style:language-asian="zxx" style:country-asian="none" style:language-complex="zxx" style:country-complex="none"/>
    </style:style>
    <style:style style:name="P7"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solid" style:text-underline-width="auto" style:text-underline-color="font-color" officeooo:rsid="000b8392" officeooo:paragraph-rsid="000b8392" style:language-asian="zxx" style:country-asian="none" style:language-complex="zxx" style:country-complex="none"/>
    </style:style>
    <style:style style:name="P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bc14b" officeooo:paragraph-rsid="000c014f" style:font-name-asian="Arial" style:font-size-asian="12pt" style:language-asian="zxx" style:country-asian="none" style:font-name-complex="Arial" style:language-complex="zxx" style:country-complex="none"/>
    </style:style>
    <style:style style:name="P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db2b4" officeooo:paragraph-rsid="000db2b4" style:font-name-asian="Arial" style:font-size-asian="12pt" style:language-asian="zxx" style:country-asian="none" style:font-name-complex="Arial" style:language-complex="zxx" style:country-complex="none"/>
    </style:style>
    <style:style style:name="P1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f37f6" officeooo:paragraph-rsid="000f37f6" style:font-name-asian="Arial" style:font-size-asian="12pt" style:language-asian="zxx" style:country-asian="none" style:font-name-complex="Arial" style:language-complex="zxx" style:country-complex="none"/>
    </style:style>
    <style:style style:name="P11"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12"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fo:language="zxx" fo:country="none" style:language-asian="zxx" style:country-asian="none" style:language-complex="zxx" style:country-complex="none"/>
    </style:style>
    <style:style style:name="P13"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officeooo:rsid="000bc14b" officeooo:paragraph-rsid="000bc14b" style:language-asian="zxx" style:country-asian="none" style:language-complex="zxx" style:country-complex="none"/>
    </style:style>
    <style:style style:name="P1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none" fo:font-weight="bold" officeooo:rsid="00187090" officeooo:paragraph-rsid="00187090" style:language-asian="zxx" style:country-asian="none" style:font-weight-asian="bold" style:language-complex="zxx" style:country-complex="none" style:font-weight-complex="bold"/>
    </style:style>
    <style:style style:name="P1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c014f" officeooo:paragraph-rsid="000c014f" style:font-name-asian="Arial" style:font-size-asian="12pt" style:language-asian="zxx" style:country-asian="none" style:font-name-complex="Arial" style:language-complex="zxx" style:country-complex="none"/>
    </style:style>
    <style:style style:name="P1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ef328" officeooo:paragraph-rsid="000ef328" style:font-name-asian="Arial" style:font-size-asian="12pt" style:language-asian="zxx" style:country-asian="none" style:font-name-complex="Arial" style:language-complex="zxx" style:country-complex="none"/>
    </style:style>
    <style:style style:name="P1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37f6" officeooo:paragraph-rsid="000f37f6" style:font-name-asian="Arial" style:font-size-asian="12pt" style:language-asian="zxx" style:country-asian="none" style:font-name-complex="Arial" style:language-complex="zxx" style:country-complex="none"/>
    </style:style>
    <style:style style:name="P1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04351" style:font-name-asian="Arial" style:font-size-asian="12pt" style:language-asian="zxx" style:country-asian="none" style:font-name-complex="Arial" style:language-complex="zxx" style:country-complex="none"/>
    </style:style>
    <style:style style:name="P1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15855" style:font-name-asian="Arial" style:font-size-asian="12pt" style:language-asian="zxx" style:country-asian="none" style:font-name-complex="Arial" style:language-complex="zxx" style:country-complex="none"/>
    </style:style>
    <style:style style:name="P2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2f258" officeooo:paragraph-rsid="0012f258" style:font-name-asian="Arial" style:font-size-asian="12pt" style:language-asian="zxx" style:country-asian="none" style:font-name-complex="Arial" style:language-complex="zxx" style:country-complex="none"/>
    </style:style>
    <style:style style:name="P2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42b36" officeooo:paragraph-rsid="00142b36" style:font-name-asian="Arial" style:font-size-asian="12pt" style:language-asian="zxx" style:country-asian="none" style:font-name-complex="Arial" style:language-complex="zxx" style:country-complex="none"/>
    </style:style>
    <style:style style:name="P2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ef328" officeooo:paragraph-rsid="000f37f6" style:font-name-asian="Arial" style:font-size-asian="12pt" style:language-asian="zxx" style:country-asian="none" style:font-name-complex="Arial" style:language-complex="zxx" style:country-complex="none"/>
    </style:style>
    <style:style style:name="P2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ef328" officeooo:paragraph-rsid="000ef328" style:font-name-asian="Arial" style:font-size-asian="12pt" style:language-asian="zxx" style:country-asian="none" style:font-name-complex="Arial" style:language-complex="zxx" style:country-complex="none"/>
    </style:style>
    <style:style style:name="P2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f37f6" officeooo:paragraph-rsid="000f37f6" style:font-name-asian="Arial" style:font-size-asian="12pt" style:language-asian="zxx" style:country-asian="none" style:font-name-complex="Arial" style:language-complex="zxx" style:country-complex="none"/>
    </style:style>
    <style:style style:name="P2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42b36" officeooo:paragraph-rsid="00142b36" style:font-name-asian="Arial" style:font-size-asian="12pt" style:language-asian="zxx" style:country-asian="none" style:font-name-complex="Arial" style:language-complex="zxx" style:country-complex="none"/>
    </style:style>
    <style:style style:name="P26"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fa2e" officeooo:paragraph-rsid="000ffa2e" style:font-name-asian="Arial" style:font-size-asian="12pt" style:language-asian="zxx" style:country-asian="none" style:font-name-complex="Arial" style:language-complex="zxx" style:country-complex="none"/>
    </style:style>
    <style:style style:name="T1" style:family="text">
      <style:text-properties fo:background-color="#ffff00" loext:char-shading-value="0"/>
    </style:style>
    <style:style style:name="T2" style:family="text">
      <style:text-properties officeooo:rsid="000b4e25"/>
    </style:style>
    <style:style style:name="T3" style:family="text">
      <style:text-properties style:text-underline-style="none"/>
    </style:style>
    <style:style style:name="T4" style:family="text">
      <style:text-properties style:text-underline-style="none" officeooo:rsid="000c014f"/>
    </style:style>
    <style:style style:name="T5" style:family="text">
      <style:text-properties style:text-underline-style="none" officeooo:rsid="000db2b4"/>
    </style:style>
    <style:style style:name="T6" style:family="text">
      <style:text-properties style:text-underline-style="none" officeooo:rsid="000f37f6"/>
    </style:style>
    <style:style style:name="T7" style:family="text">
      <style:text-properties style:text-underline-style="none" officeooo:rsid="000ffa2e"/>
    </style:style>
    <style:style style:name="T8" style:family="text">
      <style:text-properties style:text-underline-style="none" officeooo:rsid="00104351"/>
    </style:style>
    <style:style style:name="T9" style:family="text">
      <style:text-properties style:text-underline-style="none" officeooo:rsid="0012f258"/>
    </style:style>
    <style:style style:name="T10" style:family="text">
      <style:text-properties style:text-underline-style="none" officeooo:rsid="00157f4c"/>
    </style:style>
    <style:style style:name="T11" style:family="text">
      <style:text-properties officeooo:rsid="000bc14b"/>
    </style:style>
    <style:style style:name="T12" style:family="text">
      <style:text-properties style:text-underline-style="solid" style:text-underline-width="auto" style:text-underline-color="font-color"/>
    </style:style>
    <style:style style:name="T13" style:family="text">
      <style:text-properties officeooo:rsid="000c014f"/>
    </style:style>
    <style:style style:name="T14" style:family="text">
      <style:text-properties officeooo:rsid="00104351"/>
    </style:style>
    <style:style style:name="T15" style:family="text">
      <style:text-properties style:font-name="Cantarell" officeooo:rsid="00115855"/>
    </style:style>
    <style:style style:name="T16" style:family="text">
      <style:text-properties style:font-name="Cantarell" officeooo:rsid="00171ab5"/>
    </style:style>
    <style:style style:name="T17" style:family="text">
      <style:text-properties officeooo:rsid="00142b36"/>
    </style:style>
    <style:style style:name="T18" style:family="text">
      <style:text-properties officeooo:rsid="00171a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La société Baie-électronique souhaite informatiser son service de ventes aux enchères. Elle vous propose donc de mettre en place la base de données nécessaire à cette application et de tester certaines fonctionnalités. <text:s/></text:p>
      <text:p text:style-name="P3">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3">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enchérir plusieurs fois sur le même produit (en respectant le sens, bien sûr), ou seulement une seule fois.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3">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4">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14">ANALYSE</text:p>
      <text:p text:style-name="P7">Propriétes élémentaires<text:span text:style-name="T3"> :</text:span></text:p>
      <text:p text:style-name="P5"><text:span text:style-name="T3">id_vente, </text:span>produit_vendu<text:span text:style-name="T2">, </text:span>salle, nom_categorie_produit, description_categorie_produit</text:p>
      <text:p text:style-name="P11"><text:span text:style-name="T11">id_produit, </text:span>nom_produit, prix_revient_produit, stock_produit, nom_caracteristique</text:p>
      <text:p text:style-name="P11">valeur_caracteristique, <text:span text:style-name="T13"><text:s/></text:span>prix_depart, <text:span text:style-name="T2">montante_ou_descendante, type_</text:span>duree, revocabilité</text:p>
      <text:p text:style-name="P6"><text:span text:style-name="T13">id_enchère, </text:span>prix_achat, date_enchere, heure_enchere, quantite_produit, email_utilisateur</text:p>
      <text:p text:style-name="P5"><text:soft-page-break/>nom_utilisateur, prenom_utilisateur, adresse_utilisateur, <text:span text:style-name="T14">id_salle, code_postal</text:span></text:p>
      <text:p text:style-name="P13"><text:span text:style-name="T12">DF</text:span><text:span text:style-name="T3"> :</text:span></text:p>
      <text:p text:style-name="P8"><text:span text:style-name="T3">id_vente </text:span><text:span text:style-name="T4">--&gt;</text:span><text:span text:style-name="T3"> </text:span><text:span text:style-name="T7">id_produit</text:span><text:span text:style-name="T3">, </text:span><text:span text:style-name="T8">id_</text:span><text:span text:style-name="T3">salle, </text:span><text:span text:style-name="T4">prix_départ, montante_ou_descendante, type_duree, revocabilité</text:span><text:span text:style-name="T5">, date_fin heure_fin</text:span></text:p>
      <text:p text:style-name="P8"><text:span text:style-name="T3">nom_categorie_produit <text:s/></text:span><text:span text:style-name="T4">--&gt; description_categorie_produit</text:span></text:p>
      <text:p text:style-name="P15">id_produit --&gt; nom_produit, prix_revient_produit, stock_produit</text:p>
      <text:p text:style-name="P8"><text:span text:style-name="T3"><text:s/></text:span><text:span text:style-name="T4">id_enchère --&gt; email_utilisateur, id_vente, prix_achat, date_enchère, heure_enchère, quantité_produit</text:span></text:p>
      <text:p text:style-name="P15">email_utilisateur --&gt; nom_utilisateur, prenom_utilisateur, adresse_utilisateur, <text:span text:style-name="T17">code_postal</text:span></text:p>
      <text:p text:style-name="P10"><text:span text:style-name="T12">Contrainte multiplicité</text:span><text:span text:style-name="T3"> :</text:span></text:p>
      <text:p text:style-name="P10"><text:span text:style-name="T3">id_vente -|-&gt; </text:span><text:span text:style-name="T7">id_produit, </text:span><text:span text:style-name="T8">id_salle</text:span></text:p>
      <text:p text:style-name="P25"><text:span text:style-name="T8">i</text:span><text:span text:style-name="T3">d_produit -|-&gt; id_</text:span><text:span text:style-name="T10">vente</text:span></text:p>
      <text:p text:style-name="P17">id_produit -|-&gt;&gt; nom_caractéristique, valeur_caractéristique </text:p>
      <text:p text:style-name="P20">id_enchère -|-&gt; id_vente</text:p>
      <text:p text:style-name="P9"><text:span text:style-name="T12">Autres contraintes</text:span><text:span text:style-name="T3"> :</text:span></text:p>
      <text:p text:style-name="P26">si montante_ou_descendante = montante (resp. descendante) :</text:p>
      <text:p text:style-name="P26"><text:tab/>vérifier que le prix d'achat d'une nouvelle enchère est &gt; (resp. &gt;) à la dernière enchère</text:p>
      <text:p text:style-name="P16">Si type_duree = libre:</text:p>
      <text:p text:style-name="P23"><text:span text:style-name="T3"><text:tab/>à chaque nouvelle enchère valide, <text:s/></text:span><text:span text:style-name="T6">heure</text:span><text:span text:style-name="T3">_fin = </text:span><text:span text:style-name="T6">heure</text:span><text:span text:style-name="T3">_enchere +10 minutes</text:span></text:p>
      <text:p text:style-name="P17">Pour une vente:</text:p>
      <text:p text:style-name="P22"><text:span text:style-name="T6"><text:tab/></text:span><text:span text:style-name="T9">porte sur</text:span><text:span text:style-name="T7"> exactement un produit, </text:span><text:span text:style-name="T8">se passe dans exactement une salle</text:span></text:p>
      <text:p text:style-name="P17"><text:tab/>heure_enchere &lt; heure_fin</text:p>
      <text:p text:style-name="P17"><text:tab/><text:span text:style-name="T18">date_enchere &lt;= date_fin</text:span></text:p>
      <text:p text:style-name="P20">Pour une enchère :</text:p>
      <text:p text:style-name="P20"><text:tab/>porte sur une vente exactement</text:p>
      <text:p text:style-name="P18"><text:span text:style-name="T12">Contraintes de valeurs</text:span> :</text:p>
      <text:p text:style-name="P19"><text:soft-page-break/>prix_revient_produits &gt; 0, stock_produit &gt; 0, <text:s/>prix_depart &gt; 0, <text:span text:style-name="T15">quantite_produit &gt; 0, prix_achat &gt; 0</text:span></text:p>
      <text:p text:style-name="P19">montante_ou_descante <text:span text:style-name="T15">є {montante, descendante}, type_duree <text:s/>є {limitée, libre}, revocabilité <text:s/>є {oui, non}</text:span></text:p>
      <text:p text:style-name="P19"><text:span text:style-name="T16">date_fin (au format date) </text:span><text:span text:style-name="T15">date_enchere (au format date), </text:span><text:span text:style-name="T16">date_enchère (au format heure), </text:span><text:span text:style-name="T15">heure_enchere (au format heure)</text:span></text:p>
      <text:p text:style-name="P21">sum(quantité_produit) &lt; <text:span text:style-name="T15">stock_produit pour un produit don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12T12:20:02.142400802</dc:date>
    <meta:editing-cycles>7</meta:editing-cycles>
    <meta:editing-duration>PT38M5S</meta:editing-duration>
    <meta:document-statistic meta:table-count="0" meta:image-count="0" meta:object-count="0" meta:page-count="3" meta:paragraph-count="40" meta:word-count="731" meta:character-count="5071" meta:non-whitespace-character-count="4364"/>
    <meta:template xlink:type="simple" xlink:actuate="onRequest" xlink:title="" xlink:href="../../../../../tmp/mozilla_bargibag0/Sujet-Projet-BD-2018.odt/Normal"/>
  </office:meta>
</office:document-meta>
</file>